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93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HEMA</text:p>
          </table:table-cell>
          <table:table-cell office:value-type="string" calcext:value-type="string">
            <text:p>SCHWELLE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JS_CODE</text:p>
          </table:table-cell>
          <table:table-cell office:value-type="string" calcext:value-type="string">
            <text:p>QUELLEN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20.37" calcext:value-type="float">
            <text:p>20.37</text:p>
          </table:table-cell>
          <table:table-cell office:value-type="string" calcext:value-type="string">
            <text:p>#00b900</text:p>
          </table:table-cell>
          <table:table-cell office:value-type="string" calcext:value-type="string">
            <text:p>3 Bft - schwache Brise</text:p>
          </table:table-cell>
          <table:table-cell table:formula="of:=CONCATENATE(&quot;[&quot;;SUBSTITUTE([.B2];&quot;,&quot;;&quot;.&quot;);&quot;,&quot;&quot;&quot;;[.C2];&quot;&quot;&quot;],&quot;;IF([.D2]&lt;&gt;&quot;&quot;;CONCATENATE(&quot;    // &quot;;[.D2]);&quot;&quot;))" office:value-type="string" office:string-value="[20.37,&quot;#00b900&quot;],    // 3 Bft - schwache Brise" calcext:value-type="string">
            <text:p>[20.37,"#00b900"], <text:s text:c="3"/>// 3 Bft - schwache Brise</text:p>
          </table:table-cell>
          <table:table-cell office:value-type="string" calcext:value-type="string">
            <text:p>https://www.wetteronline.at/wetter-aktuell-farbkarte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29.63" calcext:value-type="float">
            <text:p>29.63</text:p>
          </table:table-cell>
          <table:table-cell office:value-type="string" calcext:value-type="string">
            <text:p>#10cd24</text:p>
          </table:table-cell>
          <table:table-cell office:value-type="string" calcext:value-type="string">
            <text:p>4 Bft - mäßige Brise</text:p>
          </table:table-cell>
          <table:table-cell table:formula="of:=CONCATENATE(&quot;[&quot;;SUBSTITUTE([.B3];&quot;,&quot;;&quot;.&quot;);&quot;,&quot;&quot;&quot;;[.C3];&quot;&quot;&quot;],&quot;;IF([.D3]&lt;&gt;&quot;&quot;;CONCATENATE(&quot;    // &quot;;[.D3]);&quot;&quot;))" office:value-type="string" office:string-value="[29.63,&quot;#10cd24&quot;],    // 4 Bft - mäßige Brise" calcext:value-type="string">
            <text:p>[29.63,"#10cd24"], <text:s text:c="3"/>// 4 Bft - mäßige Brise</text:p>
          </table:table-cell>
          <table:table-cell office:value-type="string" calcext:value-type="string">
            <text:p>https://st.wetteronline.de/mdr/p_aktuell_local/1.0.145/images/symbology/www/ic_Wind_390x76.svg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40.74" calcext:value-type="float">
            <text:p>40.74</text:p>
          </table:table-cell>
          <table:table-cell office:value-type="string" calcext:value-type="string">
            <text:p>#72d475</text:p>
          </table:table-cell>
          <table:table-cell office:value-type="string" calcext:value-type="string">
            <text:p>5 Bft - frische Brise, frischer Wind</text:p>
          </table:table-cell>
          <table:table-cell table:formula="of:=CONCATENATE(&quot;[&quot;;SUBSTITUTE([.B4];&quot;,&quot;;&quot;.&quot;);&quot;,&quot;&quot;&quot;;[.C4];&quot;&quot;&quot;],&quot;;IF([.D4]&lt;&gt;&quot;&quot;;CONCATENATE(&quot;    // &quot;;[.D4]);&quot;&quot;))" office:value-type="string" office:string-value="[40.74,&quot;#72d475&quot;],    // 5 Bft - frische Brise, frischer Wind" calcext:value-type="string">
            <text:p>[40.74,"#72d475"], <text:s text:c="3"/>// 5 Bft - frische Brise, frischer Wind</text:p>
          </table:table-cell>
          <table:table-cell office:value-type="string" calcext:value-type="string">
            <text:p>https://de.wikipedia.org/wiki/Beaufortskala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51.86" calcext:value-type="float">
            <text:p>51.86</text:p>
          </table:table-cell>
          <table:table-cell office:value-type="string" calcext:value-type="string">
            <text:p>#fed6d3</text:p>
          </table:table-cell>
          <table:table-cell office:value-type="string" calcext:value-type="string">
            <text:p>6 Bft - starker Wind</text:p>
          </table:table-cell>
          <table:table-cell table:formula="of:=CONCATENATE(&quot;[&quot;;SUBSTITUTE([.B5];&quot;,&quot;;&quot;.&quot;);&quot;,&quot;&quot;&quot;;[.C5];&quot;&quot;&quot;],&quot;;IF([.D5]&lt;&gt;&quot;&quot;;CONCATENATE(&quot;    // &quot;;[.D5]);&quot;&quot;))" office:value-type="string" office:string-value="[51.86,&quot;#fed6d3&quot;],    // 6 Bft - starker Wind" calcext:value-type="string">
            <text:p>[51.86,"#fed6d3"], <text:s text:c="3"/>// 6 Bft - starker Wind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62.97" calcext:value-type="float">
            <text:p>62.97</text:p>
          </table:table-cell>
          <table:table-cell office:value-type="string" calcext:value-type="string">
            <text:p>#ffb6b3</text:p>
          </table:table-cell>
          <table:table-cell office:value-type="string" calcext:value-type="string">
            <text:p>7 Bft - steifer Wind</text:p>
          </table:table-cell>
          <table:table-cell table:formula="of:=CONCATENATE(&quot;[&quot;;SUBSTITUTE([.B6];&quot;,&quot;;&quot;.&quot;);&quot;,&quot;&quot;&quot;;[.C6];&quot;&quot;&quot;],&quot;;IF([.D6]&lt;&gt;&quot;&quot;;CONCATENATE(&quot;    // &quot;;[.D6]);&quot;&quot;))" office:value-type="string" office:string-value="[62.97,&quot;#ffb6b3&quot;],    // 7 Bft - steifer Wind" calcext:value-type="string">
            <text:p>[62.97,"#ffb6b3"], <text:s text:c="3"/>// 7 Bft - steifer Wind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75.93" calcext:value-type="float">
            <text:p>75.93</text:p>
          </table:table-cell>
          <table:table-cell office:value-type="string" calcext:value-type="string">
            <text:p>#ff9e9a</text:p>
          </table:table-cell>
          <table:table-cell office:value-type="string" calcext:value-type="string">
            <text:p>8 Bft - stürmischer Wind</text:p>
          </table:table-cell>
          <table:table-cell table:formula="of:=CONCATENATE(&quot;[&quot;;SUBSTITUTE([.B7];&quot;,&quot;;&quot;.&quot;);&quot;,&quot;&quot;&quot;;[.C7];&quot;&quot;&quot;],&quot;;IF([.D7]&lt;&gt;&quot;&quot;;CONCATENATE(&quot;    // &quot;;[.D7]);&quot;&quot;))" office:value-type="string" office:string-value="[75.93,&quot;#ff9e9a&quot;],    // 8 Bft - stürmischer Wind" calcext:value-type="string">
            <text:p>[75.93,"#ff9e9a"], <text:s text:c="3"/>// 8 Bft - stürmischer Wind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88.9" calcext:value-type="float">
            <text:p>88.9</text:p>
          </table:table-cell>
          <table:table-cell office:value-type="string" calcext:value-type="string">
            <text:p>#ff8281</text:p>
          </table:table-cell>
          <table:table-cell office:value-type="string" calcext:value-type="string">
            <text:p>9 Bft - Sturm</text:p>
          </table:table-cell>
          <table:table-cell table:formula="of:=CONCATENATE(&quot;[&quot;;SUBSTITUTE([.B8];&quot;,&quot;;&quot;.&quot;);&quot;,&quot;&quot;&quot;;[.C8];&quot;&quot;&quot;],&quot;;IF([.D8]&lt;&gt;&quot;&quot;;CONCATENATE(&quot;    // &quot;;[.D8]);&quot;&quot;))" office:value-type="string" office:string-value="[88.9,&quot;#ff8281&quot;],    // 9 Bft - Sturm" calcext:value-type="string">
            <text:p>[88.9,"#ff8281"], <text:s text:c="3"/>// 9 Bft - Sturm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103.71" calcext:value-type="float">
            <text:p>103.71</text:p>
          </table:table-cell>
          <table:table-cell office:value-type="string" calcext:value-type="string">
            <text:p>#ff6160</text:p>
          </table:table-cell>
          <table:table-cell office:value-type="string" calcext:value-type="string">
            <text:p>10 Bft - schwerer Sturm</text:p>
          </table:table-cell>
          <table:table-cell table:formula="of:=CONCATENATE(&quot;[&quot;;SUBSTITUTE([.B9];&quot;,&quot;;&quot;.&quot;);&quot;,&quot;&quot;&quot;;[.C9];&quot;&quot;&quot;],&quot;;IF([.D9]&lt;&gt;&quot;&quot;;CONCATENATE(&quot;    // &quot;;[.D9]);&quot;&quot;))" office:value-type="string" office:string-value="[103.71,&quot;#ff6160&quot;],    // 10 Bft - schwerer Sturm" calcext:value-type="string">
            <text:p>[103.71,"#ff6160"], <text:s text:c="3"/>// 10 Bft - schwerer Sturm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1" office:value-type="float" office:value="118.53" calcext:value-type="float">
            <text:p>118.53</text:p>
          </table:table-cell>
          <table:table-cell office:value-type="string" calcext:value-type="string">
            <text:p>#ff453c</text:p>
          </table:table-cell>
          <table:table-cell office:value-type="string" calcext:value-type="string">
            <text:p>11 Bft - orkanartiger Sturm</text:p>
          </table:table-cell>
          <table:table-cell table:formula="of:=CONCATENATE(&quot;[&quot;;SUBSTITUTE([.B10];&quot;,&quot;;&quot;.&quot;);&quot;,&quot;&quot;&quot;;[.C10];&quot;&quot;&quot;],&quot;;IF([.D10]&lt;&gt;&quot;&quot;;CONCATENATE(&quot;    // &quot;;[.D10]);&quot;&quot;))" office:value-type="string" office:string-value="[118.53,&quot;#ff453c&quot;],    // 11 Bft - orkanartiger Sturm" calcext:value-type="string">
            <text:p>[118.53,"#ff453c"], <text:s text:c="3"/>// 11 Bft - orkanartiger Sturm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#ff200e</text:p>
          </table:table-cell>
          <table:table-cell office:value-type="string" calcext:value-type="string">
            <text:p>&gt;= 11 Bft - Orkan</text:p>
          </table:table-cell>
          <table:table-cell table:formula="of:=CONCATENATE(&quot;[&quot;;SUBSTITUTE([.B11];&quot;,&quot;;&quot;.&quot;);&quot;,&quot;&quot;&quot;;[.C11];&quot;&quot;&quot;],&quot;;IF([.D11]&lt;&gt;&quot;&quot;;CONCATENATE(&quot;    // &quot;;[.D11]);&quot;&quot;))" office:value-type="string" office:string-value="[999,&quot;#ff200e&quot;],    // &gt;= 11 Bft - Orkan" calcext:value-type="string">
            <text:p>[999,"#ff200e"], <text:s text:c="3"/>// &gt;= 11 Bft - Orkan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#646664</text:p>
          </table:table-cell>
          <table:table-cell office:value-type="string" calcext:value-type="string">
            <text:p>Grau</text:p>
          </table:table-cell>
          <table:table-cell table:formula="of:=CONCATENATE(&quot;[&quot;;SUBSTITUTE([.B12];&quot;,&quot;;&quot;.&quot;);&quot;,&quot;&quot;&quot;;[.C12];&quot;&quot;&quot;],&quot;;IF([.D12]&lt;&gt;&quot;&quot;;CONCATENATE(&quot;    // &quot;;[.D12]);&quot;&quot;))" office:value-type="string" office:string-value="[-28,&quot;#646664&quot;],    // Grau" calcext:value-type="string">
            <text:p>[-28,"#646664"], <text:s text:c="3"/>// Grau</text:p>
          </table:table-cell>
          <table:table-cell office:value-type="string" calcext:value-type="string">
            <text:p>https://www.wetteronline.at/wetter-aktuell-farbkarte</text:p>
          </table:table-cell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#8c8a8c</text:p>
          </table:table-cell>
          <table:table-cell/>
          <table:table-cell table:formula="of:=CONCATENATE(&quot;[&quot;;SUBSTITUTE([.B13];&quot;,&quot;;&quot;.&quot;);&quot;,&quot;&quot;&quot;;[.C13];&quot;&quot;&quot;],&quot;;IF([.D13]&lt;&gt;&quot;&quot;;CONCATENATE(&quot;    // &quot;;[.D13]);&quot;&quot;))" office:value-type="string" office:string-value="[-26,&quot;#8c8a8c&quot;]," calcext:value-type="string">
            <text:p>[-26,"#8c8a8c"],</text:p>
          </table:table-cell>
          <table:table-cell office:value-type="string" calcext:value-type="string">
            <text:p>https://st.wetteronline.de/mdr/p_aktuell_local/1.0.145/images/symbology/www/ic_Temperature_562x76.svg</text:p>
          </table:table-cell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#b4b2b4</text:p>
          </table:table-cell>
          <table:table-cell/>
          <table:table-cell table:formula="of:=CONCATENATE(&quot;[&quot;;SUBSTITUTE([.B14];&quot;,&quot;;&quot;.&quot;);&quot;,&quot;&quot;&quot;;[.C14];&quot;&quot;&quot;],&quot;;IF([.D14]&lt;&gt;&quot;&quot;;CONCATENATE(&quot;    // &quot;;[.D14]);&quot;&quot;))" office:value-type="string" office:string-value="[-24,&quot;#b4b2b4&quot;]," calcext:value-type="string">
            <text:p>[-24,"#b4b2b4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#cccecc</text:p>
          </table:table-cell>
          <table:table-cell/>
          <table:table-cell table:formula="of:=CONCATENATE(&quot;[&quot;;SUBSTITUTE([.B15];&quot;,&quot;;&quot;.&quot;);&quot;,&quot;&quot;&quot;;[.C15];&quot;&quot;&quot;],&quot;;IF([.D15]&lt;&gt;&quot;&quot;;CONCATENATE(&quot;    // &quot;;[.D15]);&quot;&quot;))" office:value-type="string" office:string-value="[-22,&quot;#cccecc&quot;]," calcext:value-type="string">
            <text:p>[-22,"#cccecc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#e4e6e4</text:p>
          </table:table-cell>
          <table:table-cell/>
          <table:table-cell table:formula="of:=CONCATENATE(&quot;[&quot;;SUBSTITUTE([.B16];&quot;,&quot;;&quot;.&quot;);&quot;,&quot;&quot;&quot;;[.C16];&quot;&quot;&quot;],&quot;;IF([.D16]&lt;&gt;&quot;&quot;;CONCATENATE(&quot;    // &quot;;[.D16]);&quot;&quot;))" office:value-type="string" office:string-value="[-20,&quot;#e4e6e4&quot;]," calcext:value-type="string">
            <text:p>[-20,"#e4e6e4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#772d76</text:p>
          </table:table-cell>
          <table:table-cell office:value-type="string" calcext:value-type="string">
            <text:p>Lila</text:p>
          </table:table-cell>
          <table:table-cell table:formula="of:=CONCATENATE(&quot;[&quot;;SUBSTITUTE([.B17];&quot;,&quot;;&quot;.&quot;);&quot;,&quot;&quot;&quot;;[.C17];&quot;&quot;&quot;],&quot;;IF([.D17]&lt;&gt;&quot;&quot;;CONCATENATE(&quot;    // &quot;;[.D17]);&quot;&quot;))" office:value-type="string" office:string-value="[-18,&quot;#772d76&quot;],    // Lila" calcext:value-type="string">
            <text:p>[-18,"#772d76"], <text:s text:c="3"/>// Lila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#b123b0</text:p>
          </table:table-cell>
          <table:table-cell/>
          <table:table-cell table:formula="of:=CONCATENATE(&quot;[&quot;;SUBSTITUTE([.B18];&quot;,&quot;;&quot;.&quot;);&quot;,&quot;&quot;&quot;;[.C18];&quot;&quot;&quot;],&quot;;IF([.D18]&lt;&gt;&quot;&quot;;CONCATENATE(&quot;    // &quot;;[.D18]);&quot;&quot;))" office:value-type="string" office:string-value="[-16,&quot;#b123b0&quot;]," calcext:value-type="string">
            <text:p>[-16,"#b123b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#d219d1</text:p>
          </table:table-cell>
          <table:table-cell/>
          <table:table-cell table:formula="of:=CONCATENATE(&quot;[&quot;;SUBSTITUTE([.B19];&quot;,&quot;;&quot;.&quot;);&quot;,&quot;&quot;&quot;;[.C19];&quot;&quot;&quot;],&quot;;IF([.D19]&lt;&gt;&quot;&quot;;CONCATENATE(&quot;    // &quot;;[.D19]);&quot;&quot;))" office:value-type="string" office:string-value="[-14,&quot;#d219d1&quot;]," calcext:value-type="string">
            <text:p>[-14,"#d219d1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#ff00ff</text:p>
          </table:table-cell>
          <table:table-cell/>
          <table:table-cell table:formula="of:=CONCATENATE(&quot;[&quot;;SUBSTITUTE([.B20];&quot;,&quot;;&quot;.&quot;);&quot;,&quot;&quot;&quot;;[.C20];&quot;&quot;&quot;],&quot;;IF([.D20]&lt;&gt;&quot;&quot;;CONCATENATE(&quot;    // &quot;;[.D20]);&quot;&quot;))" office:value-type="string" office:string-value="[-12,&quot;#ff00ff&quot;]," calcext:value-type="string">
            <text:p>[-12,"#ff00ff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#ff94ff</text:p>
          </table:table-cell>
          <table:table-cell/>
          <table:table-cell table:formula="of:=CONCATENATE(&quot;[&quot;;SUBSTITUTE([.B21];&quot;,&quot;;&quot;.&quot;);&quot;,&quot;&quot;&quot;;[.C21];&quot;&quot;&quot;],&quot;;IF([.D21]&lt;&gt;&quot;&quot;;CONCATENATE(&quot;    // &quot;;[.D21]);&quot;&quot;))" office:value-type="string" office:string-value="[-10,&quot;#ff94ff&quot;]," calcext:value-type="string">
            <text:p>[-10,"#ff94ff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#3800d1</text:p>
          </table:table-cell>
          <table:table-cell office:value-type="string" calcext:value-type="string">
            <text:p>Dunkelblau</text:p>
          </table:table-cell>
          <table:table-cell table:formula="of:=CONCATENATE(&quot;[&quot;;SUBSTITUTE([.B22];&quot;,&quot;;&quot;.&quot;);&quot;,&quot;&quot;&quot;;[.C22];&quot;&quot;&quot;],&quot;;IF([.D22]&lt;&gt;&quot;&quot;;CONCATENATE(&quot;    // &quot;;[.D22]);&quot;&quot;))" office:value-type="string" office:string-value="[-8,&quot;#3800d1&quot;],    // Dunkelblau" calcext:value-type="string">
            <text:p>[-8,"#3800d1"], <text:s text:c="3"/>// Dunkelblau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#325afe</text:p>
          </table:table-cell>
          <table:table-cell/>
          <table:table-cell table:formula="of:=CONCATENATE(&quot;[&quot;;SUBSTITUTE([.B23];&quot;,&quot;;&quot;.&quot;);&quot;,&quot;&quot;&quot;;[.C23];&quot;&quot;&quot;],&quot;;IF([.D23]&lt;&gt;&quot;&quot;;CONCATENATE(&quot;    // &quot;;[.D23]);&quot;&quot;))" office:value-type="string" office:string-value="[-6,&quot;#325afe&quot;]," calcext:value-type="string">
            <text:p>[-6,"#325afe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#2695ff</text:p>
          </table:table-cell>
          <table:table-cell/>
          <table:table-cell table:formula="of:=CONCATENATE(&quot;[&quot;;SUBSTITUTE([.B24];&quot;,&quot;;&quot;.&quot;);&quot;,&quot;&quot;&quot;;[.C24];&quot;&quot;&quot;],&quot;;IF([.D24]&lt;&gt;&quot;&quot;;CONCATENATE(&quot;    // &quot;;[.D24]);&quot;&quot;))" office:value-type="string" office:string-value="[-4,&quot;#2695ff&quot;]," calcext:value-type="string">
            <text:p>[-4,"#2695ff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#00cdff</text:p>
          </table:table-cell>
          <table:table-cell/>
          <table:table-cell table:formula="of:=CONCATENATE(&quot;[&quot;;SUBSTITUTE([.B25];&quot;,&quot;;&quot;.&quot;);&quot;,&quot;&quot;&quot;;[.C25];&quot;&quot;&quot;],&quot;;IF([.D25]&lt;&gt;&quot;&quot;;CONCATENATE(&quot;    // &quot;;[.D25]);&quot;&quot;))" office:value-type="string" office:string-value="[-2,&quot;#00cdff&quot;]," calcext:value-type="string">
            <text:p>[-2,"#00cdff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fffe</text:p>
          </table:table-cell>
          <table:table-cell/>
          <table:table-cell table:formula="of:=CONCATENATE(&quot;[&quot;;SUBSTITUTE([.B26];&quot;,&quot;;&quot;.&quot;);&quot;,&quot;&quot;&quot;;[.C26];&quot;&quot;&quot;],&quot;;IF([.D26]&lt;&gt;&quot;&quot;;CONCATENATE(&quot;    // &quot;;[.D26]);&quot;&quot;))" office:value-type="string" office:string-value="[0,&quot;#00fffe&quot;]," calcext:value-type="string">
            <text:p>[0,"#00fffe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007800</text:p>
          </table:table-cell>
          <table:table-cell office:value-type="string" calcext:value-type="string">
            <text:p>Dunkelgrün</text:p>
          </table:table-cell>
          <table:table-cell table:formula="of:=CONCATENATE(&quot;[&quot;;SUBSTITUTE([.B27];&quot;,&quot;;&quot;.&quot;);&quot;,&quot;&quot;&quot;;[.C27];&quot;&quot;&quot;],&quot;;IF([.D27]&lt;&gt;&quot;&quot;;CONCATENATE(&quot;    // &quot;;[.D27]);&quot;&quot;))" office:value-type="string" office:string-value="[2,&quot;#007800&quot;],    // Dunkelgrün" calcext:value-type="string">
            <text:p>[2,"#007800"], <text:s text:c="3"/>// Dunkelgrün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009d00</text:p>
          </table:table-cell>
          <table:table-cell/>
          <table:table-cell table:formula="of:=CONCATENATE(&quot;[&quot;;SUBSTITUTE([.B28];&quot;,&quot;;&quot;.&quot;);&quot;,&quot;&quot;&quot;;[.C28];&quot;&quot;&quot;],&quot;;IF([.D28]&lt;&gt;&quot;&quot;;CONCATENATE(&quot;    // &quot;;[.D28]);&quot;&quot;))" office:value-type="string" office:string-value="[4,&quot;#009d00&quot;]," calcext:value-type="string">
            <text:p>[4,"#009d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00bc02</text:p>
          </table:table-cell>
          <table:table-cell/>
          <table:table-cell table:formula="of:=CONCATENATE(&quot;[&quot;;SUBSTITUTE([.B29];&quot;,&quot;;&quot;.&quot;);&quot;,&quot;&quot;&quot;;[.C29];&quot;&quot;&quot;],&quot;;IF([.D29]&lt;&gt;&quot;&quot;;CONCATENATE(&quot;    // &quot;;[.D29]);&quot;&quot;))" office:value-type="string" office:string-value="[6,&quot;#00bc02&quot;]," calcext:value-type="string">
            <text:p>[6,"#00bc02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00e200</text:p>
          </table:table-cell>
          <table:table-cell/>
          <table:table-cell table:formula="of:=CONCATENATE(&quot;[&quot;;SUBSTITUTE([.B30];&quot;,&quot;;&quot;.&quot;);&quot;,&quot;&quot;&quot;;[.C30];&quot;&quot;&quot;],&quot;;IF([.D30]&lt;&gt;&quot;&quot;;CONCATENATE(&quot;    // &quot;;[.D30]);&quot;&quot;))" office:value-type="string" office:string-value="[8,&quot;#00e200&quot;]," calcext:value-type="string">
            <text:p>[8,"#00e2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00ff00</text:p>
          </table:table-cell>
          <table:table-cell/>
          <table:table-cell table:formula="of:=CONCATENATE(&quot;[&quot;;SUBSTITUTE([.B31];&quot;,&quot;;&quot;.&quot;);&quot;,&quot;&quot;&quot;;[.C31];&quot;&quot;&quot;],&quot;;IF([.D31]&lt;&gt;&quot;&quot;;CONCATENATE(&quot;    // &quot;;[.D31]);&quot;&quot;))" office:value-type="string" office:string-value="[10,&quot;#00ff00&quot;]," calcext:value-type="string">
            <text:p>[10,"#00ff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cff00</text:p>
          </table:table-cell>
          <table:table-cell office:value-type="string" calcext:value-type="string">
            <text:p>Gelb</text:p>
          </table:table-cell>
          <table:table-cell table:formula="of:=CONCATENATE(&quot;[&quot;;SUBSTITUTE([.B32];&quot;,&quot;;&quot;.&quot;);&quot;,&quot;&quot;&quot;;[.C32];&quot;&quot;&quot;],&quot;;IF([.D32]&lt;&gt;&quot;&quot;;CONCATENATE(&quot;    // &quot;;[.D32]);&quot;&quot;))" office:value-type="string" office:string-value="[12,&quot;#fcff00&quot;],    // Gelb" calcext:value-type="string">
            <text:p>[12,"#fcff00"], <text:s text:c="3"/>// Gelb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df200</text:p>
          </table:table-cell>
          <table:table-cell/>
          <table:table-cell table:formula="of:=CONCATENATE(&quot;[&quot;;SUBSTITUTE([.B33];&quot;,&quot;;&quot;.&quot;);&quot;,&quot;&quot;&quot;;[.C33];&quot;&quot;&quot;],&quot;;IF([.D33]&lt;&gt;&quot;&quot;;CONCATENATE(&quot;    // &quot;;[.D33]);&quot;&quot;))" office:value-type="string" office:string-value="[14,&quot;#fdf200&quot;]," calcext:value-type="string">
            <text:p>[14,"#fdf2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fde100</text:p>
          </table:table-cell>
          <table:table-cell/>
          <table:table-cell table:formula="of:=CONCATENATE(&quot;[&quot;;SUBSTITUTE([.B34];&quot;,&quot;;&quot;.&quot;);&quot;,&quot;&quot;&quot;;[.C34];&quot;&quot;&quot;],&quot;;IF([.D34]&lt;&gt;&quot;&quot;;CONCATENATE(&quot;    // &quot;;[.D34]);&quot;&quot;))" office:value-type="string" office:string-value="[16,&quot;#fde100&quot;]," calcext:value-type="string">
            <text:p>[16,"#fde1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ffd100</text:p>
          </table:table-cell>
          <table:table-cell/>
          <table:table-cell table:formula="of:=CONCATENATE(&quot;[&quot;;SUBSTITUTE([.B35];&quot;,&quot;;&quot;.&quot;);&quot;,&quot;&quot;&quot;;[.C35];&quot;&quot;&quot;],&quot;;IF([.D35]&lt;&gt;&quot;&quot;;CONCATENATE(&quot;    // &quot;;[.D35]);&quot;&quot;))" office:value-type="string" office:string-value="[18,&quot;#ffd100&quot;]," calcext:value-type="string">
            <text:p>[18,"#ffd1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ffbd00</text:p>
          </table:table-cell>
          <table:table-cell/>
          <table:table-cell table:formula="of:=CONCATENATE(&quot;[&quot;;SUBSTITUTE([.B36];&quot;,&quot;;&quot;.&quot;);&quot;,&quot;&quot;&quot;;[.C36];&quot;&quot;&quot;],&quot;;IF([.D36]&lt;&gt;&quot;&quot;;CONCATENATE(&quot;    // &quot;;[.D36]);&quot;&quot;))" office:value-type="string" office:string-value="[20,&quot;#ffbd00&quot;]," calcext:value-type="string">
            <text:p>[20,"#ffbd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ffad00</text:p>
          </table:table-cell>
          <table:table-cell/>
          <table:table-cell table:formula="of:=CONCATENATE(&quot;[&quot;;SUBSTITUTE([.B37];&quot;,&quot;;&quot;.&quot;);&quot;,&quot;&quot;&quot;;[.C37];&quot;&quot;&quot;],&quot;;IF([.D37]&lt;&gt;&quot;&quot;;CONCATENATE(&quot;    // &quot;;[.D37]);&quot;&quot;))" office:value-type="string" office:string-value="[22,&quot;#ffad00&quot;]," calcext:value-type="string">
            <text:p>[22,"#ffad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ff9c00</text:p>
          </table:table-cell>
          <table:table-cell/>
          <table:table-cell table:formula="of:=CONCATENATE(&quot;[&quot;;SUBSTITUTE([.B38];&quot;,&quot;;&quot;.&quot;);&quot;,&quot;&quot;&quot;;[.C38];&quot;&quot;&quot;],&quot;;IF([.D38]&lt;&gt;&quot;&quot;;CONCATENATE(&quot;    // &quot;;[.D38]);&quot;&quot;))" office:value-type="string" office:string-value="[24,&quot;#ff9c00&quot;]," calcext:value-type="string">
            <text:p>[24,"#ff9c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ff7800</text:p>
          </table:table-cell>
          <table:table-cell/>
          <table:table-cell table:formula="of:=CONCATENATE(&quot;[&quot;;SUBSTITUTE([.B39];&quot;,&quot;;&quot;.&quot;);&quot;,&quot;&quot;&quot;;[.C39];&quot;&quot;&quot;],&quot;;IF([.D39]&lt;&gt;&quot;&quot;;CONCATENATE(&quot;    // &quot;;[.D39]);&quot;&quot;))" office:value-type="string" office:string-value="[26,&quot;#ff7800&quot;]," calcext:value-type="string">
            <text:p>[26,"#ff78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t</text:p>
          </table:table-cell>
          <table:table-cell table:formula="of:=CONCATENATE(&quot;[&quot;;SUBSTITUTE([.B40];&quot;,&quot;;&quot;.&quot;);&quot;,&quot;&quot;&quot;;[.C40];&quot;&quot;&quot;],&quot;;IF([.D40]&lt;&gt;&quot;&quot;;CONCATENATE(&quot;    // &quot;;[.D40]);&quot;&quot;))" office:value-type="string" office:string-value="[28,&quot;red&quot;],    // Rot" calcext:value-type="string">
            <text:p>[28,"red"], <text:s text:c="3"/>// Rot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f30102</text:p>
          </table:table-cell>
          <table:table-cell/>
          <table:table-cell table:formula="of:=CONCATENATE(&quot;[&quot;;SUBSTITUTE([.B41];&quot;,&quot;;&quot;.&quot;);&quot;,&quot;&quot;&quot;;[.C41];&quot;&quot;&quot;],&quot;;IF([.D41]&lt;&gt;&quot;&quot;;CONCATENATE(&quot;    // &quot;;[.D41]);&quot;&quot;))" office:value-type="string" office:string-value="[30,&quot;#f30102&quot;]," calcext:value-type="string">
            <text:p>[30,"#f30102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d20000</text:p>
          </table:table-cell>
          <table:table-cell/>
          <table:table-cell table:formula="of:=CONCATENATE(&quot;[&quot;;SUBSTITUTE([.B42];&quot;,&quot;;&quot;.&quot;);&quot;,&quot;&quot;&quot;;[.C42];&quot;&quot;&quot;],&quot;;IF([.D42]&lt;&gt;&quot;&quot;;CONCATENATE(&quot;    // &quot;;[.D42]);&quot;&quot;))" office:value-type="string" office:string-value="[32,&quot;#d20000&quot;]," calcext:value-type="string">
            <text:p>[32,"#d200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c10000</text:p>
          </table:table-cell>
          <table:table-cell/>
          <table:table-cell table:formula="of:=CONCATENATE(&quot;[&quot;;SUBSTITUTE([.B43];&quot;,&quot;;&quot;.&quot;);&quot;,&quot;&quot;&quot;;[.C43];&quot;&quot;&quot;],&quot;;IF([.D43]&lt;&gt;&quot;&quot;;CONCATENATE(&quot;    // &quot;;[.D43]);&quot;&quot;))" office:value-type="string" office:string-value="[34,&quot;#c10000&quot;]," calcext:value-type="string">
            <text:p>[34,"#c100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b10000</text:p>
          </table:table-cell>
          <table:table-cell/>
          <table:table-cell table:formula="of:=CONCATENATE(&quot;[&quot;;SUBSTITUTE([.B44];&quot;,&quot;;&quot;.&quot;);&quot;,&quot;&quot;&quot;;[.C44];&quot;&quot;&quot;],&quot;;IF([.D44]&lt;&gt;&quot;&quot;;CONCATENATE(&quot;    // &quot;;[.D44]);&quot;&quot;))" office:value-type="string" office:string-value="[36,&quot;#b10000&quot;]," calcext:value-type="string">
            <text:p>[36,"#b100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a10000</text:p>
          </table:table-cell>
          <table:table-cell/>
          <table:table-cell table:formula="of:=CONCATENATE(&quot;[&quot;;SUBSTITUTE([.B45];&quot;,&quot;;&quot;.&quot;);&quot;,&quot;&quot;&quot;;[.C45];&quot;&quot;&quot;],&quot;;IF([.D45]&lt;&gt;&quot;&quot;;CONCATENATE(&quot;    // &quot;;[.D45]);&quot;&quot;))" office:value-type="string" office:string-value="[38,&quot;#a10000&quot;]," calcext:value-type="string">
            <text:p>[38,"#a100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900000</text:p>
          </table:table-cell>
          <table:table-cell/>
          <table:table-cell table:formula="of:=CONCATENATE(&quot;[&quot;;SUBSTITUTE([.B46];&quot;,&quot;;&quot;.&quot;);&quot;,&quot;&quot;&quot;;[.C46];&quot;&quot;&quot;],&quot;;IF([.D46]&lt;&gt;&quot;&quot;;CONCATENATE(&quot;    // &quot;;[.D46]);&quot;&quot;))" office:value-type="string" office:string-value="[40,&quot;#900000&quot;]," calcext:value-type="string">
            <text:p>[40,"#9000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770100</text:p>
          </table:table-cell>
          <table:table-cell/>
          <table:table-cell table:formula="of:=CONCATENATE(&quot;[&quot;;SUBSTITUTE([.B47];&quot;,&quot;;&quot;.&quot;);&quot;,&quot;&quot;&quot;;[.C47];&quot;&quot;&quot;],&quot;;IF([.D47]&lt;&gt;&quot;&quot;;CONCATENATE(&quot;    // &quot;;[.D47]);&quot;&quot;))" office:value-type="string" office:string-value="[42,&quot;#770100&quot;]," calcext:value-type="string">
            <text:p>[42,"#7701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#5f0100</text:p>
          </table:table-cell>
          <table:table-cell/>
          <table:table-cell table:formula="of:=CONCATENATE(&quot;[&quot;;SUBSTITUTE([.B48];&quot;,&quot;;&quot;.&quot;);&quot;,&quot;&quot;&quot;;[.C48];&quot;&quot;&quot;],&quot;;IF([.D48]&lt;&gt;&quot;&quot;;CONCATENATE(&quot;    // &quot;;[.D48]);&quot;&quot;))" office:value-type="string" office:string-value="[44,&quot;#5f0100&quot;]," calcext:value-type="string">
            <text:p>[44,"#5f0100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460101</text:p>
          </table:table-cell>
          <table:table-cell/>
          <table:table-cell table:formula="of:=CONCATENATE(&quot;[&quot;;SUBSTITUTE([.B49];&quot;,&quot;;&quot;.&quot;);&quot;,&quot;&quot;&quot;;[.C49];&quot;&quot;&quot;],&quot;;IF([.D49]&lt;&gt;&quot;&quot;;CONCATENATE(&quot;    // &quot;;[.D49]);&quot;&quot;))" office:value-type="string" office:string-value="[46,&quot;#460101&quot;]," calcext:value-type="string">
            <text:p>[46,"#460101"],</text:p>
          </table:table-cell>
          <table:table-cell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2e0203</text:p>
          </table:table-cell>
          <table:table-cell office:value-type="string" calcext:value-type="string">
            <text:p>&gt;= 46°</text:p>
          </table:table-cell>
          <table:table-cell table:formula="of:=CONCATENATE(&quot;[&quot;;SUBSTITUTE([.B50];&quot;,&quot;;&quot;.&quot;);&quot;,&quot;&quot;&quot;;[.C50];&quot;&quot;&quot;],&quot;;IF([.D50]&lt;&gt;&quot;&quot;;CONCATENATE(&quot;    // &quot;;[.D50]);&quot;&quot;))" office:value-type="string" office:string-value="[99,&quot;#2e0203&quot;],    // &gt;= 46°" calcext:value-type="string">
            <text:p>[99,"#2e0203"], <text:s text:c="3"/>// &gt;= 46°</text:p>
          </table:table-cell>
          <table:table-cell/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EEE</text:p>
          </table:table-cell>
          <table:table-cell/>
          <table:table-cell table:formula="of:=CONCATENATE(&quot;[&quot;;SUBSTITUTE([.B51];&quot;,&quot;;&quot;.&quot;);&quot;,&quot;&quot;&quot;;[.C51];&quot;&quot;&quot;],&quot;;IF([.D51]&lt;&gt;&quot;&quot;;CONCATENATE(&quot;    // &quot;;[.D51]);&quot;&quot;))" office:value-type="string" office:string-value="[30,&quot;#EEE&quot;]," calcext:value-type="string">
            <text:p>[30,"#EEE"],</text:p>
          </table:table-cell>
          <table:table-cell office:value-type="string" calcext:value-type="string">
            <text:p>https://www.wetteronline.at/wetter-aktuell-farbkarte</text:p>
          </table:table-cell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DDD</text:p>
          </table:table-cell>
          <table:table-cell/>
          <table:table-cell table:formula="of:=CONCATENATE(&quot;[&quot;;SUBSTITUTE([.B52];&quot;,&quot;;&quot;.&quot;);&quot;,&quot;&quot;&quot;;[.C52];&quot;&quot;&quot;],&quot;;IF([.D52]&lt;&gt;&quot;&quot;;CONCATENATE(&quot;    // &quot;;[.D52]);&quot;&quot;))" office:value-type="string" office:string-value="[40,&quot;#DDD&quot;]," calcext:value-type="string">
            <text:p>[40,"#DDD"],</text:p>
          </table:table-cell>
          <table:table-cell office:value-type="string" calcext:value-type="string">
            <text:p>https://st.wetteronline.de/mdr/p_aktuell_local/1.0.145/images/symbology/www/ic_Humidity_390x76.svg</text:p>
          </table:table-cell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C6C9CE</text:p>
          </table:table-cell>
          <table:table-cell/>
          <table:table-cell table:formula="of:=CONCATENATE(&quot;[&quot;;SUBSTITUTE([.B53];&quot;,&quot;;&quot;.&quot;);&quot;,&quot;&quot;&quot;;[.C53];&quot;&quot;&quot;],&quot;;IF([.D53]&lt;&gt;&quot;&quot;;CONCATENATE(&quot;    // &quot;;[.D53]);&quot;&quot;))" office:value-type="string" office:string-value="[50,&quot;#C6C9CE&quot;]," calcext:value-type="string">
            <text:p>[50,"#C6C9CE"],</text:p>
          </table:table-cell>
          <table:table-cell/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BBB</text:p>
          </table:table-cell>
          <table:table-cell/>
          <table:table-cell table:formula="of:=CONCATENATE(&quot;[&quot;;SUBSTITUTE([.B54];&quot;,&quot;;&quot;.&quot;);&quot;,&quot;&quot;&quot;;[.C54];&quot;&quot;&quot;],&quot;;IF([.D54]&lt;&gt;&quot;&quot;;CONCATENATE(&quot;    // &quot;;[.D54]);&quot;&quot;))" office:value-type="string" office:string-value="[60,&quot;#BBB&quot;]," calcext:value-type="string">
            <text:p>[60,"#BBB"],</text:p>
          </table:table-cell>
          <table:table-cell/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AAC</text:p>
          </table:table-cell>
          <table:table-cell/>
          <table:table-cell table:formula="of:=CONCATENATE(&quot;[&quot;;SUBSTITUTE([.B55];&quot;,&quot;;&quot;.&quot;);&quot;,&quot;&quot;&quot;;[.C55];&quot;&quot;&quot;],&quot;;IF([.D55]&lt;&gt;&quot;&quot;;CONCATENATE(&quot;    // &quot;;[.D55]);&quot;&quot;))" office:value-type="string" office:string-value="[70,&quot;#AAC&quot;]," calcext:value-type="string">
            <text:p>[70,"#AAC"],</text:p>
          </table:table-cell>
          <table:table-cell/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9998DD</text:p>
          </table:table-cell>
          <table:table-cell/>
          <table:table-cell table:formula="of:=CONCATENATE(&quot;[&quot;;SUBSTITUTE([.B56];&quot;,&quot;;&quot;.&quot;);&quot;,&quot;&quot;&quot;;[.C56];&quot;&quot;&quot;],&quot;;IF([.D56]&lt;&gt;&quot;&quot;;CONCATENATE(&quot;    // &quot;;[.D56]);&quot;&quot;))" office:value-type="string" office:string-value="[80,&quot;#9998DD&quot;]," calcext:value-type="string">
            <text:p>[80,"#9998DD"],</text:p>
          </table:table-cell>
          <table:table-cell/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8788EE</text:p>
          </table:table-cell>
          <table:table-cell/>
          <table:table-cell table:formula="of:=CONCATENATE(&quot;[&quot;;SUBSTITUTE([.B57];&quot;,&quot;;&quot;.&quot;);&quot;,&quot;&quot;&quot;;[.C57];&quot;&quot;&quot;],&quot;;IF([.D57]&lt;&gt;&quot;&quot;;CONCATENATE(&quot;    // &quot;;[.D57]);&quot;&quot;))" office:value-type="string" office:string-value="[90,&quot;#8788EE&quot;]," calcext:value-type="string">
            <text:p>[90,"#8788EE"],</text:p>
          </table:table-cell>
          <table:table-cell/>
        </table:table-row>
        <table:table-row table:style-name="ro1">
          <table:table-cell office:value-type="string" calcext:value-type="string">
            <text:p>Feuch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#7677E1</text:p>
          </table:table-cell>
          <table:table-cell office:value-type="string" calcext:value-type="string">
            <text:p>&gt;= 90%</text:p>
          </table:table-cell>
          <table:table-cell table:formula="of:=CONCATENATE(&quot;[&quot;;SUBSTITUTE([.B58];&quot;,&quot;;&quot;.&quot;);&quot;,&quot;&quot;&quot;;[.C58];&quot;&quot;&quot;],&quot;;IF([.D58]&lt;&gt;&quot;&quot;;CONCATENATE(&quot;    // &quot;;[.D58]);&quot;&quot;))" office:value-type="string" office:string-value="[999,&quot;#7677E1&quot;],    // &gt;= 90%" calcext:value-type="string">
            <text:p>[999,"#7677E1"], <text:s text:c="3"/>// &gt;= 90%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69723d</text:p>
          </table:table-cell>
          <table:table-cell/>
          <table:table-cell table:formula="of:=CONCATENATE(&quot;[&quot;;SUBSTITUTE([.B59];&quot;,&quot;;&quot;.&quot;);&quot;,&quot;&quot;&quot;;[.C59];&quot;&quot;&quot;],&quot;;IF([.D59]&lt;&gt;&quot;&quot;;CONCATENATE(&quot;    // &quot;;[.D59]);&quot;&quot;))" office:value-type="string" office:string-value="[10,&quot;#69723d&quot;]," calcext:value-type="string">
            <text:p>[10,"#69723d"],</text:p>
          </table:table-cell>
          <table:table-cell office:value-type="string" calcext:value-type="string">
            <text:p>http://www.zamg.ac.at/incaanalyse/</text:p>
          </table:table-cell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ff7b00</text:p>
          </table:table-cell>
          <table:table-cell/>
          <table:table-cell table:formula="of:=CONCATENATE(&quot;[&quot;;SUBSTITUTE([.B60];&quot;,&quot;;&quot;.&quot;);&quot;,&quot;&quot;&quot;;[.C60];&quot;&quot;&quot;],&quot;;IF([.D60]&lt;&gt;&quot;&quot;;CONCATENATE(&quot;    // &quot;;[.D60]);&quot;&quot;))" office:value-type="string" office:string-value="[20,&quot;#ff7b00&quot;]," calcext:value-type="string">
            <text:p>[20,"#ff7b00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42ef42</text:p>
          </table:table-cell>
          <table:table-cell/>
          <table:table-cell table:formula="of:=CONCATENATE(&quot;[&quot;;SUBSTITUTE([.B61];&quot;,&quot;;&quot;.&quot;);&quot;,&quot;&quot;&quot;;[.C61];&quot;&quot;&quot;],&quot;;IF([.D61]&lt;&gt;&quot;&quot;;CONCATENATE(&quot;    // &quot;;[.D61]);&quot;&quot;))" office:value-type="string" office:string-value="[30,&quot;#42ef42&quot;]," calcext:value-type="string">
            <text:p>[30,"#42ef42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63ffc6</text:p>
          </table:table-cell>
          <table:table-cell/>
          <table:table-cell table:formula="of:=CONCATENATE(&quot;[&quot;;SUBSTITUTE([.B62];&quot;,&quot;;&quot;.&quot;);&quot;,&quot;&quot;&quot;;[.C62];&quot;&quot;&quot;],&quot;;IF([.D62]&lt;&gt;&quot;&quot;;CONCATENATE(&quot;    // &quot;;[.D62]);&quot;&quot;))" office:value-type="string" office:string-value="[50,&quot;#63ffc6&quot;]," calcext:value-type="string">
            <text:p>[50,"#63ffc6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1bdff</text:p>
          </table:table-cell>
          <table:table-cell/>
          <table:table-cell table:formula="of:=CONCATENATE(&quot;[&quot;;SUBSTITUTE([.B63];&quot;,&quot;;&quot;.&quot;);&quot;,&quot;&quot;&quot;;[.C63];&quot;&quot;&quot;],&quot;;IF([.D63]&lt;&gt;&quot;&quot;;CONCATENATE(&quot;    // &quot;;[.D63]);&quot;&quot;))" office:value-type="string" office:string-value="[75,&quot;#21bdff&quot;]," calcext:value-type="string">
            <text:p>[75,"#21bdff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#396bbd</text:p>
          </table:table-cell>
          <table:table-cell/>
          <table:table-cell table:formula="of:=CONCATENATE(&quot;[&quot;;SUBSTITUTE([.B64];&quot;,&quot;;&quot;.&quot;);&quot;,&quot;&quot;&quot;;[.C64];&quot;&quot;&quot;],&quot;;IF([.D64]&lt;&gt;&quot;&quot;;CONCATENATE(&quot;    // &quot;;[.D64]);&quot;&quot;))" office:value-type="string" office:string-value="[100,&quot;#396bbd&quot;]," calcext:value-type="string">
            <text:p>[100,"#396bbd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#ff63ff</text:p>
          </table:table-cell>
          <table:table-cell/>
          <table:table-cell table:formula="of:=CONCATENATE(&quot;[&quot;;SUBSTITUTE([.B65];&quot;,&quot;;&quot;.&quot;);&quot;,&quot;&quot;&quot;;[.C65];&quot;&quot;&quot;],&quot;;IF([.D65]&lt;&gt;&quot;&quot;;CONCATENATE(&quot;    // &quot;;[.D65]);&quot;&quot;))" office:value-type="string" office:string-value="[150,&quot;#ff63ff&quot;]," calcext:value-type="string">
            <text:p>[150,"#ff63ff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ffff00</text:p>
          </table:table-cell>
          <table:table-cell/>
          <table:table-cell table:formula="of:=CONCATENATE(&quot;[&quot;;SUBSTITUTE([.B66];&quot;,&quot;;&quot;.&quot;);&quot;,&quot;&quot;&quot;;[.C66];&quot;&quot;&quot;],&quot;;IF([.D66]&lt;&gt;&quot;&quot;;CONCATENATE(&quot;    // &quot;;[.D66]);&quot;&quot;))" office:value-type="string" office:string-value="[200,&quot;#ffff00&quot;]," calcext:value-type="string">
            <text:p>[200,"#ffff00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#ffbd00</text:p>
          </table:table-cell>
          <table:table-cell/>
          <table:table-cell table:formula="of:=CONCATENATE(&quot;[&quot;;SUBSTITUTE([.B67];&quot;,&quot;;&quot;.&quot;);&quot;,&quot;&quot;&quot;;[.C67];&quot;&quot;&quot;],&quot;;IF([.D67]&lt;&gt;&quot;&quot;;CONCATENATE(&quot;    // &quot;;[.D67]);&quot;&quot;))" office:value-type="string" office:string-value="[250,&quot;#ffbd00&quot;]," calcext:value-type="string">
            <text:p>[250,"#ffbd00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#ff0084</text:p>
          </table:table-cell>
          <table:table-cell/>
          <table:table-cell table:formula="of:=CONCATENATE(&quot;[&quot;;SUBSTITUTE([.B68];&quot;,&quot;;&quot;.&quot;);&quot;,&quot;&quot;&quot;;[.C68];&quot;&quot;&quot;],&quot;;IF([.D68]&lt;&gt;&quot;&quot;;CONCATENATE(&quot;    // &quot;;[.D68]);&quot;&quot;))" office:value-type="string" office:string-value="[300,&quot;#ff0084&quot;]," calcext:value-type="string">
            <text:p>[300,"#ff0084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#7b0084</text:p>
          </table:table-cell>
          <table:table-cell/>
          <table:table-cell table:formula="of:=CONCATENATE(&quot;[&quot;;SUBSTITUTE([.B69];&quot;,&quot;;&quot;.&quot;);&quot;,&quot;&quot;&quot;;[.C69];&quot;&quot;&quot;],&quot;;IF([.D69]&lt;&gt;&quot;&quot;;CONCATENATE(&quot;    // &quot;;[.D69]);&quot;&quot;))" office:value-type="string" office:string-value="[400,&quot;#7b0084&quot;]," calcext:value-type="string">
            <text:p>[400,"#7b0084"],</text:p>
          </table:table-cell>
          <table:table-cell/>
        </table:table-row>
        <table:table-row table:style-name="ro1">
          <table:table-cell office:value-type="string" calcext:value-type="string">
            <text:p>Schne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#000000</text:p>
          </table:table-cell>
          <table:table-cell/>
          <table:table-cell table:formula="of:=CONCATENATE(&quot;[&quot;;SUBSTITUTE([.B70];&quot;,&quot;;&quot;.&quot;);&quot;,&quot;&quot;&quot;;[.C70];&quot;&quot;&quot;],&quot;;IF([.D70]&lt;&gt;&quot;&quot;;CONCATENATE(&quot;    // &quot;;[.D70]);&quot;&quot;))" office:value-type="string" office:string-value="[999,&quot;#000000&quot;]," calcext:value-type="string">
            <text:p>[999,"#000000"],</text:p>
          </table:table-cell>
          <table:table-cell/>
        </table:table-row>
        <table:table-row table:style-name="ro1" table:number-rows-repeated="10485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adme" table:style-name="ta1">
        <table:table-column table:style-name="co1" table:default-cell-style-name="Default"/>
        <table:table-row table:style-name="ro1">
          <table:table-cell office:value-type="string" calcext:value-type="string">
            <text:p>Daten</text:p>
          </table:table-cell>
        </table:table-row>
        <table:table-row table:style-name="ro1">
          <table:table-cell office:value-type="string" calcext:value-type="string">
            <text:p>https://aws.openweb.cc/station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offene Fragen und Ausbaustufen:</text:p>
          </table:table-cell>
        </table:table-row>
        <table:table-row table:style-name="ro1">
          <table:table-cell office:value-type="string" calcext:value-type="string">
            <text:p>* warum sind manchmal nur drei Werte bei Hex</text:p>
          </table:table-cell>
        </table:table-row>
        <table:table-row table:style-name="ro1">
          <table:table-cell office:value-type="string" calcext:value-type="string">
            <text:p>* bei Windpalette SVG gut erklärbar wie das mit den Schwellen unter und Preset letzte Farbe als Rest funktioniert</text:p>
          </table:table-cell>
        </table:table-row>
        <table:table-row table:style-name="ro1">
          <table:table-cell office:value-type="string" calcext:value-type="string">
            <text:p>* Ausbaustufe Funktion zur Erzeugung beliebiger 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39:16.152021962</meta:creation-date>
    <dc:date>2019-05-10T13:30:28.194760881</dc:date>
    <meta:editing-duration>PT1H51M6S</meta:editing-duration>
    <meta:editing-cycles>18</meta:editing-cycles>
    <meta:generator>LibreOffice/6.0.7.3$Linux_X86_64 LibreOffice_project/00m0$Build-3</meta:generator>
    <meta:document-statistic meta:table-count="2" meta:cell-count="314" meta:object-count="0"/>
  </office:meta>
</office:document-meta>
</file>